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d12f" officeooo:paragraph-rsid="0012d12f"/>
    </style:style>
    <style:style style:name="P2" style:family="paragraph" style:parent-style-name="Standard">
      <style:text-properties officeooo:rsid="0012d12f" officeooo:paragraph-rsid="00144a70"/>
    </style:style>
    <style:style style:name="T1" style:family="text">
      <style:text-properties officeooo:rsid="0012d12f"/>
    </style:style>
    <style:style style:name="T2" style:family="text">
      <style:text-properties officeooo:rsid="00144a70"/>
    </style:style>
    <style:style style:name="T3" style:family="text">
      <style:text-properties officeooo:rsid="0014f06e"/>
    </style:style>
    <style:style style:name="T4" style:family="text">
      <style:text-properties officeooo:rsid="001568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Definitions des besoin du client pour la base de donnés</text:span></text:p>
      <text:p text:style-name="Standard"/>
      <text:p text:style-name="Standard">- <text:span text:style-name="T1">La DB permet de gerer le telechargement de jeux sur ipad depuis internet.</text:span></text:p>
      <text:p text:style-name="Standard">- <text:span text:style-name="T1">Le SGBD doit être PostgreSQL</text:span></text:p>
      <text:p text:style-name="P1">- L'utilisation de la DB se fera au travers d'un site web/interface web</text:p>
      <text:p text:style-name="P1">- L'utilisation de la base <text:span text:style-name="T4">par les users/admins Organisation </text:span>sera en read only</text:p>
      <text:p text:style-name="P1">- L'activité de création et de modification de la DB sera loggé <text:span text:style-name="T4">(admin Plateforme uniquement)</text:span></text:p>
      <text:p text:style-name="P1">- Un script de création de la DB, des tables et des champs sera à fournir au client.</text:p>
      <text:p text:style-name="P1"/>
      <text:p text:style-name="P1">Les entités :</text:p>
      <text:p text:style-name="P1"/>
      <text:p text:style-name="P1">- Users :</text:p>
      <text:p text:style-name="P2"><text:tab/>- Nom</text:p>
      <text:p text:style-name="P2"><text:tab/>- <text:span text:style-name="T2">P</text:span>renom</text:p>
      <text:p text:style-name="P1"><text:tab/>- <text:span text:style-name="T2">E</text:span>mail (login)</text:p>
      <text:p text:style-name="P1"><text:tab/>- <text:span text:style-name="T2">P</text:span>assword</text:p>
      <text:p text:style-name="P1"><text:tab/>- <text:span text:style-name="T2">N</text:span>iveau d'accréditation ( admin plateforme, admin organisation, user)</text:p>
      <text:p text:style-name="P1"><text:tab/>- <text:span text:style-name="T2">T</text:span>oken d'identification</text:p>
      <text:p text:style-name="P1"><text:tab/>- <text:span text:style-name="T2">Organisation</text:span></text:p>
      <text:p text:style-name="P1"/>
      <text:p text:style-name="P1">- Jeux :</text:p>
      <text:p text:style-name="P1"><text:tab/>- Nom</text:p>
      <text:p text:style-name="P1"><text:tab/>- <text:span text:style-name="T2">Version</text:span></text:p>
      <text:p text:style-name="P1"><text:tab/>- ShortName</text:p>
      <text:p text:style-name="P1"><text:tab/>- Path du repertoire <text:span text:style-name="T2">( ou d'un ensemble de fichier)</text:span></text:p>
      <text:p text:style-name="P1"><text:tab/>- <text:span text:style-name="T2">M</text:span>etadata depuis fichier JSON</text:p>
      <text:p text:style-name="P1"/>
      <text:p text:style-name="P1">- Organisation :</text:p>
      <text:p text:style-name="P1"><text:tab/>- <text:span text:style-name="T2">Nom</text:span></text:p>
      <text:p text:style-name="P1"><text:tab/>- <text:span text:style-name="T3">Email</text:span></text:p>
      <text:p text:style-name="P1"><text:tab/>- <text:span text:style-name="T2">Jeux</text:span></text:p>
      <text:p text:style-name="P1"/>
      <text:p text:style-name="P1">- Historique de connexion :</text:p>
      <text:p text:style-name="P1"><text:tab/>- <text:span text:style-name="T2">Qui c'est connecté</text:span></text:p>
      <text:p text:style-name="P1"><text:tab/>- <text:span text:style-name="T2">Quand c'est il connecteé</text:span></text:p>
      <text:p text:style-name="P1"><text:tab/>- <text:span text:style-name="T2">Comment c'est il connecté (PC ou IPAD)</text:span></text:p>
      <text:p text:style-name="P1"><text:tab/>- <text:span text:style-name="T2">Qu' a t il télécharger</text:span></text:p>
      <text:p text:style-name="P1"/>
      <text:p text:style-name="P1">- Historique d'activité de création / modification :</text:p>
      <text:p text:style-name="P1"><text:tab/>- <text:span text:style-name="T2">Qui à modifier</text:span></text:p>
      <text:p text:style-name="P1"><text:tab/>- <text:span text:style-name="T2">Quoi à été modifier</text:span></text:p>
      <text:p text:style-name="P1">- <text:span text:style-name="T2">Quand ca a été modifie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02in" fo:margin-bottom="0.7874in" fo:margin-left="0.3437in" fo:margin-right="0.7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5:55:17.148714335</meta:creation-date>
    <dc:date>2015-03-18T16:21:25.032773274</dc:date>
    <meta:editing-duration>PT9M7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35" meta:word-count="202" meta:character-count="1077" meta:non-whitespace-character-count="886"/>
  </office:meta>
</office:document-meta>
</file>